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c67" officeooo:paragraph-rsid="0006ec67"/>
    </style:style>
    <style:style style:name="P2" style:family="paragraph" style:parent-style-name="Standard">
      <style:text-properties fo:color="#007826" fo:font-size="15pt" fo:font-weight="bold" officeooo:rsid="0006ec67" officeooo:paragraph-rsid="0006ec67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officeooo:rsid="000885d1" officeooo:paragraph-rsid="000885d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officeooo:paragraph-rsid="0006ec67"/>
    </style:style>
    <style:style style:name="P5" style:family="paragraph" style:parent-style-name="Standard">
      <style:text-properties style:use-window-font-color="true" fo:font-size="12pt" fo:font-weight="normal" officeooo:rsid="0006ec67" officeooo:paragraph-rsid="000885d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fo:font-size="12pt" fo:font-weight="normal" officeooo:rsid="0006ec67" officeooo:paragraph-rsid="000a611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fo:font-size="10pt" fo:font-weight="normal" officeooo:rsid="0006ec67" officeooo:paragraph-rsid="000885d1" style:font-size-asian="10pt" style:font-weight-asian="normal" style:font-size-complex="10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06ec67"/>
    </style:style>
    <style:style style:name="T4" style:family="text">
      <style:text-properties style:use-window-font-color="true" fo:font-size="12pt" fo:font-weight="normal" officeooo:rsid="0006ec67" style:font-size-asian="12pt" style:font-weight-asian="normal" style:font-size-complex="12pt" style:font-weight-complex="normal"/>
    </style:style>
    <style:style style:name="T5" style:family="text">
      <style:text-properties fo:color="#007826" fo:font-size="15pt" fo:font-weight="bold" officeooo:rsid="0006ec67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terio: Mayor a 60% C <text:s/></text:p>
      <text:p text:style-name="P1">Criterio 2: </text:p>
      <text:p text:style-name="P1"/>
      <text:p text:style-name="P2">Experimento R1 T2</text:p>
      <text:p text:style-name="P1"/>
      <text:p text:style-name="P1">_mediaXsujeto</text:p>
      <text:p text:style-name="P1"><text:span text:style-name="T1">0.6333</text:span> <text:s text:c="2"/>0.9931 <text:s text:c="2"/>0.9533 <text:s text:c="2"/>0.7713 <text:s text:c="2"/>0.8867 <text:s text:c="2"/>1.0000 <text:s text:c="2"/><text:span text:style-name="T1">0.6788</text:span> <text:s text:c="2"/>0.9726</text:p>
      <text:p text:style-name="P1">0.34667 <text:s text:c="2"/>0.36667 <text:s text:c="2"/>0.36989 <text:s text:c="2"/>0.34874 <text:s text:c="2"/></text:p>
      <text:p text:style-name="P1"/>
      <text:p text:style-name="P1">Q2(2,2,:)</text:p>
      <text:p text:style-name="P1">ans(:,:,1) <text:s text:c="2"/>= <text:s/>0.72129</text:p>
      <text:p text:style-name="P1">ans(:,:,3) <text:s text:c="2"/>= <text:s/>0.99231</text:p>
      <text:p text:style-name="P1">ans(:,:,7) <text:s text:c="2"/>= <text:s/>0.96661</text:p>
      <text:p text:style-name="P1">ans(:,:,8) <text:s text:c="2"/>= <text:s/>0.72717</text:p>
      <text:p text:style-name="P1">ans(:,:,9) <text:s text:c="2"/>= <text:s/>0.84779</text:p>
      <text:p text:style-name="P1">ans(:,:,10) = <text:s/>1</text:p>
      <text:p text:style-name="P1">ans(:,:,11) = <text:span text:style-name="T1"><text:s/>0.52937</text:span></text:p>
      <text:p text:style-name="P1">ans(:,:,12) = <text:s/>0.97520</text:p>
      <text:p text:style-name="P1"/>
      <text:p text:style-name="P1">ans(:,:,2) = <text:s/>0.36667</text:p>
      <text:p text:style-name="P1">ans(:,:,4) = <text:s/>0.46131</text:p>
      <text:p text:style-name="P1">ans(:,:,5) = <text:s/>0.32540</text:p>
      <text:p text:style-name="P1">ans(:,:,6) = <text:s/>0.13333</text:p>
      <text:p text:style-name="P1"/>
      <text:p text:style-name="P1">R_mean =</text:p>
      <text:p text:style-name="P1"><text:span text:style-name="T1">0.4267</text:span> <text:s text:c="3"/>0.9862 <text:s text:c="3"/>0.9133 <text:s text:c="2"/>0.6097 <text:s text:c="2"/>0.7800 <text:s text:c="2"/>1.0000 <text:s/><text:span text:style-name="T1"><text:s/>0.4377</text:span> <text:s text:c="2"/>0.9522</text:p>
      <text:p text:style-name="P1">0.0933 <text:s text:c="4"/>0.1467 <text:s text:c="2"/>0.1954 <text:s text:c="2"/>0.0874 <text:s text:c="2"/></text:p>
      <text:p text:style-name="P1"/>
      <text:p text:style-name="P1"/>
      <text:p text:style-name="P2">Experimento R1 T3</text:p>
      <text:p text:style-name="P1"/>
      <text:p text:style-name="P1">_mediaXsujeto =</text:p>
      <text:p text:style-name="P1">0.86667 <text:s text:c="2"/>0.86000 <text:s text:c="2"/>0.90667 </text:p>
      <text:p text:style-name="P1">0.50000 <text:s text:c="2"/>0.52000 <text:s text:c="2"/><text:span text:style-name="T1">0.66000</text:span></text:p>
      <text:p text:style-name="P1"/>
      <text:p text:style-name="P1">Q2(2,2,:)</text:p>
      <text:p text:style-name="P1">ans(:,:,1) = <text:s/>0.89825</text:p>
      <text:p text:style-name="P1">ans(:,:,3) = <text:s/>0.84760</text:p>
      <text:p text:style-name="P1">ans(:,:,4) = <text:s/>0.91422</text:p>
      <text:p text:style-name="P1"/>
      <text:p text:style-name="P1">ans(:,:,2) = <text:s/>0.35119</text:p>
      <text:p text:style-name="P1">ans(:,:,5) = <text:s/>0.50357</text:p>
      <text:p text:style-name="P1">ans(:,:,6) = <text:s/><text:span text:style-name="T1">0.66785</text:span></text:p>
      <text:p text:style-name="P1"/>
      <text:p text:style-name="P1">R_mean =</text:p>
      <text:p text:style-name="P1">0.79172 <text:s text:c="3"/>0.76000 <text:s text:c="2"/>0.84667</text:p>
      <text:p text:style-name="P1">0.23586 <text:s text:c="3"/>0.30138 <text:s text:c="2"/><text:span text:style-name="T1">0.49333</text:span></text:p>
      <text:p text:style-name="P1"/>
      <text:p text:style-name="P2"/>
      <text:p text:style-name="P4"><text:span text:style-name="T5">Experimento R1 T5<text:line-break/></text:span><text:span text:style-name="T4">_mediaXsujeto </text:span></text:p>
      <text:p text:style-name="P3"><text:span text:style-name="T3">0.42667 <text:s text:c="3"/>0.78000 <text:s text:c="2"/>0.60667 <text:s text:c="3"/>% </text:span><text:span text:style-name="T2">R1T5</text:span></text:p>
      <text:p text:style-name="P3"><text:span text:style-name="T3">0.66667 <text:s text:c="3"/>0.50000 <text:s text:c="2"/>0.75609 <text:s text:c="3"/>% </text:span><text:span text:style-name="T2">R2T3</text:span></text:p>
      <text:p text:style-name="P5"/>
      <text:p text:style-name="P5">Q2(2,2,:)</text:p>
      <text:p text:style-name="P5">ans(:,:,1) = <text:s/>0.44242</text:p>
      <text:p text:style-name="P5">ans(:,:,3) = <text:s/>0.78532</text:p>
      <text:p text:style-name="P6">ans(:,:,4) = <text:s/>0.63000</text:p>
      <text:p text:style-name="P6"/>
      <text:p text:style-name="P6">ans(:,:,2) = <text:s/>0.55824</text:p>
      <text:p text:style-name="P5">ans(:,:,5) = <text:s/>0.62846</text:p>
      <text:p text:style-name="P5">ans(:,:,6) = <text:s/>0.74544</text:p>
      <text:p text:style-name="P7"/>
      <text:p text:style-name="P5">R_mean =</text:p>
      <text:p text:style-name="P5">0.21333 <text:s text:c="3"/>0.67411 <text:s text:c="2"/>0.42667</text:p>
      <text:p text:style-name="P5">0.42667 <text:s text:c="3"/>0.25333 <text:s text:c="2"/>0.590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2:09:08.990972621</meta:creation-date>
    <meta:editing-duration>PT9H40M56S</meta:editing-duration>
    <meta:editing-cycles>2</meta:editing-cycles>
    <meta:generator>LibreOffice/5.0.3.2$Linux_X86_64 LibreOffice_project/00m0$Build-2</meta:generator>
    <meta:initial-creator>iibm </meta:initial-creator>
    <dc:date>2017-10-20T22:05:11.722971994</dc:date>
    <dc:creator>iibm </dc:creator>
    <meta:document-statistic meta:table-count="0" meta:image-count="0" meta:object-count="0" meta:page-count="2" meta:paragraph-count="49" meta:word-count="153" meta:character-count="1154" meta:non-whitespace-character-count="917"/>
  </office:meta>
</office:document-meta>
</file>